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llenformat:</text:p>
      <text:p text:style-name="Standard"/>
      <text:p text:style-name="Standard">in der Fußnote:</text:p>
      <text:p text:style-name="Standard"/>
      <text:p text:style-name="Standard">V. Nachname (Jahr).</text:p>
      <text:p text:style-name="Standard"/>
      <text:p text:style-name="Standard">oder</text:p>
      <text:p text:style-name="Standard"/>
      <text:p text:style-name="Standard">V. Nachname (Jahr), S. 1.</text:p>
      <text:p text:style-name="Standard"/>
      <text:p text:style-name="Standard">bei internetquellen ohne Namen: Internetquelle, (letzter Aufruf: datum).</text:p>
      <text:p text:style-name="Standard"/>
      <text:p text:style-name="Standard"/>
      <text:p text:style-name="Standard">in der bibliographie:</text:p>
      <text:p text:style-name="Standard"/>
      <text:p text:style-name="Standard">Nachname, V. (Jahr), <text:span text:style-name="T1">Titel in Kursiv</text:span>, URL: internetadresse, (letzter Aufruf: datum).</text:p>
      <text:p text:style-name="Standard"/>
      <text:p text:style-name="Standard">oder</text:p>
      <text:p text:style-name="Standard"/>
      <text:p text:style-name="Standard">Nachname, V.; Nachname, V. (Jahr), <text:s/><text:span text:style-name="T1">Titel in Kursiv</text:span><text:span text:style-name="T2">, Verlag, Ort.</text:span></text:p>
      <text:p text:style-name="Standard"><text:span text:style-name="T2"/></text:p>
      <text:p text:style-name="Standard"><text:span text:style-name="T2">internetquellen ohne namen habe ich jetzt wie schon in der Fussnote angegeben.. (?)</text:span></text:p>
      <text:p text:style-name="Standard"><text:span text:style-name="T2"/></text:p>
      <text:p text:style-name="Standard"><text:span text:style-name="T2">zitierst du ein Kapitel aus einem Sammelband, guck nochmal genau nach. ich denke:</text:span></text:p>
      <text:p text:style-name="Standard"><text:span text:style-name="T2"/></text:p>
      <text:p text:style-name="Standard"><text:span text:style-name="T2">Nachname, V.; Nachname, V. (Jahr), <text:s/></text:span><text:span text:style-name="T1">Titel in Kursiv</text:span><text:span text:style-name="T2">, in: Titel Sammelband, Verlag, Ort.</text:span></text:p>
      <text:p text:style-name="Standard"><text:span text:style-name="T2"/></text:p>
      <text:p text:style-name="Standard"><text:span text:style-name="T2">allerdings musst du dann das sammelband normalerweise auch noch mal einzeln in der bibliographie aufführen, so kenn ich das zumindest. irgendwo hatte ich auch mal gelesen/gehört, dass jemand das nicht wollte, aber ich musste es immer so machen.</text:span></text:p>
      <text:p text:style-name="Standard"><text:span text:style-name="T2"/></text:p>
      <text:p text:style-name="Standard"><text:span text:style-name="T2">am ende müssen wir die bibliographie alphabetisch ordnen, die internetquellen ohne namen könnten wir bspw. nach letztem Abruf ordnen. </text:span></text:p>
      <text:p text:style-name="Standard"><text:span text:style-name="T2"/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6T16:53:06.74</meta:creation-date>
    <meta:document-statistic meta:table-count="0" meta:image-count="0" meta:object-count="0" meta:page-count="1" meta:paragraph-count="15" meta:word-count="142" meta:character-count="952"/>
    <dc:date>2014-03-26T17:05:09.46</dc:date>
    <meta:editing-duration>PT12M2S</meta:editing-duration>
    <meta:editing-cycles>1</meta:editing-cycles>
    <meta:generator>OpenOffice.org/3.4.1$Win32 OpenOffice.org_project/341m1$Build-9593</meta:generator>
  </office:meta>
</office:document-meta>
</file>